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311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7083in"/>
    </style:style>
    <style:style style:name="co9" style:family="table-column">
      <style:table-column-properties fo:break-before="auto" style:column-width="2.0264in"/>
    </style:style>
    <style:style style:name="co10" style:family="table-column">
      <style:table-column-properties fo:break-before="auto" style:column-width="1.3055in"/>
    </style:style>
    <style:style style:name="co11" style:family="table-column">
      <style:table-column-properties fo:break-before="auto" style:column-width="1.6102in"/>
    </style:style>
    <style:style style:name="co12" style:family="table-column">
      <style:table-column-properties fo:break-before="auto" style:column-width="1.2626in"/>
    </style:style>
    <style:style style:name="co13" style:family="table-column">
      <style:table-column-properties fo:break-before="auto" style:column-width="1.3709in"/>
    </style:style>
    <style:style style:name="co14" style:family="table-column">
      <style:table-column-properties fo:break-before="auto" style:column-width="1.0882in"/>
    </style:style>
    <style:style style:name="co15" style:family="table-column">
      <style:table-column-properties fo:break-before="auto" style:column-width="1.1319in"/>
    </style:style>
    <style:style style:name="co16" style:family="table-column">
      <style:table-column-properties fo:break-before="auto" style:column-width="6.5957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9043in"/>
    </style:style>
    <style:style style:name="co19" style:family="table-column">
      <style:table-column-properties fo:break-before="auto" style:column-width="6.3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2"/>
    <style:style style:name="ce5" style:family="table-cell" style:parent-style-name="Default" style:data-style-name="N5"/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ce3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7" table:default-cell-style-name="ce4"/>
        <table:table-column table:style-name="co17" table:default-cell-style-name="ce6"/>
        <table:table-column table:style-name="co17" table:default-cell-style-name="Default"/>
        <table:table-row table:style-name="ro1">
          <table:table-cell table:style-name="ce1" office:value-type="string" calcext:value-type="string">
            <text:p>SPG_DT_CMP</text:p>
          </table:table-cell>
          <table:table-cell/>
          <table:table-cell table:formula="of:=LEN([.C3])" office:value-type="float" office:value="0" calcext:value-type="float">
            <text:p>0</text:p>
          </table:table-cell>
          <table:table-cell table:style-name="ce2"/>
          <table:table-cell table:number-columns-repeated="10"/>
          <table:table-cell table:formula="of:=LEN([.O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estcla</text:p>
          </table:table-cell>
          <table:table-cell office:value-type="string" calcext:value-type="string">
            <text:p>codestpro1</text:p>
          </table:table-cell>
          <table:table-cell office:value-type="string" calcext:value-type="string">
            <text:p>codestpro2</text:p>
          </table:table-cell>
          <table:table-cell office:value-type="string" calcext:value-type="string">
            <text:p>codestpro3</text:p>
          </table:table-cell>
          <table:table-cell office:value-type="string" calcext:value-type="string">
            <text:p>codestpro4</text:p>
          </table:table-cell>
          <table:table-cell office:value-type="string" calcext:value-type="string">
            <text:p>codestpro5</text:p>
          </table:table-cell>
          <table:table-cell office:value-type="string" calcext:value-type="string">
            <text:p>spg_cuenta</text:p>
          </table:table-cell>
          <table:table-cell office:value-type="string" calcext:value-type="string">
            <text:p>procede_doc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operaci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descripcion</text:p>
          </table:table-cell>
          <table:table-cell/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])" office:value-type="string" office:string-value="0000000000000000000002000" calcext:value-type="string">
            <text:p>00000000000000000000020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3]" office:value-type="string" office:string-value="SPGCMP" calcext:value-type="string">
            <text:p>SPGCMP</text:p>
          </table:table-cell>
          <table:table-cell table:formula="of:=[.C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000</text:p>
          </table:table-cell>
          <table:table-cell table:style-name="Default" office:value-type="float" office:value="164012.98" calcext:value-type="float">
            <text:p>164012.98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])" office:value-type="string" office:string-value="0000000000000000000002903" calcext:value-type="string">
            <text:p>0000000000000000000002903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903</text:p>
          </table:table-cell>
          <table:table-cell table:style-name="Default" office:value-type="float" office:value="33503.14" calcext:value-type="float">
            <text:p>33503.14</text:p>
          </table:table-cell>
          <table:table-cell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])" office:value-type="string" office:string-value="0000000000000000000002303" calcext:value-type="string">
            <text:p>0000000000000000000002303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303</text:p>
          </table:table-cell>
          <table:table-cell table:style-name="Default" office:value-type="float" office:value="14915.97" calcext:value-type="float">
            <text:p>14915.97</text:p>
          </table:table-cell>
          <table:table-cell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])" office:value-type="string" office:string-value="0000000000000000000002003" calcext:value-type="string">
            <text:p>0000000000000000000002003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003</text:p>
          </table:table-cell>
          <table:table-cell table:style-name="Default" office:value-type="float" office:value="53803.65" calcext:value-type="float">
            <text:p>53803.65</text:p>
          </table:table-cell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])" office:value-type="string" office:string-value="0000000000000000000003003" calcext:value-type="string">
            <text:p>0000000000000000000003003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3003</text:p>
          </table:table-cell>
          <table:table-cell table:style-name="Default" office:value-type="float" office:value="22140.83" calcext:value-type="float">
            <text:p>22140.83</text:p>
          </table:table-cell>
          <table:table-cell office:value-type="float" office:value="5" calcext:value-type="float">
            <text:p>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])" office:value-type="string" office:string-value="0000000000000000000003500" calcext:value-type="string">
            <text:p>00000000000000000000035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3500</text:p>
          </table:table-cell>
          <table:table-cell table:style-name="Default" office:value-type="float" office:value="36775.1" calcext:value-type="float">
            <text:p>36775.1</text:p>
          </table:table-cell>
          <table:table-cell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])" office:value-type="string" office:string-value="0000000000000000000004509" calcext:value-type="string">
            <text:p>0000000000000000000004509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4509</text:p>
          </table:table-cell>
          <table:table-cell table:style-name="Default" office:value-type="float" office:value="26153.29" calcext:value-type="float">
            <text:p>26153.29</text:p>
          </table:table-cell>
          <table:table-cell office:value-type="float" office:value="7" calcext:value-type="float">
            <text:p>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])" office:value-type="string" office:string-value="0000000000000000000003800" calcext:value-type="string">
            <text:p>00000000000000000000038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3800</text:p>
          </table:table-cell>
          <table:table-cell table:style-name="Default" office:value-type="float" office:value="4627.35" calcext:value-type="float">
            <text:p>4627.35</text:p>
          </table:table-cell>
          <table:table-cell office:value-type="float" office:value="8" calcext:value-type="float">
            <text:p>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])" office:value-type="string" office:string-value="0000000000000000000001100" calcext:value-type="string">
            <text:p>00000000000000000000011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1100</text:p>
          </table:table-cell>
          <table:table-cell table:style-name="Default" office:value-type="float" office:value="38259.78" calcext:value-type="float">
            <text:p>38259.78</text:p>
          </table:table-cell>
          <table:table-cell office:value-type="float" office:value="9" calcext:value-type="float">
            <text:p>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])" office:value-type="string" office:string-value="0000000000000000000002802" calcext:value-type="string">
            <text:p>00000000000000000000028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802</text:p>
          </table:table-cell>
          <table:table-cell table:style-name="Default" office:value-type="float" office:value="17066.15" calcext:value-type="float">
            <text:p>17066.15</text:p>
          </table:table-cell>
          <table:table-cell office:value-type="float" office:value="10" calcext:value-type="float">
            <text:p>1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3])" office:value-type="string" office:string-value="0000000000000000000002501" calcext:value-type="string">
            <text:p>00000000000000000000025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501</text:p>
          </table:table-cell>
          <table:table-cell table:style-name="Default" office:value-type="float" office:value="29376.46" calcext:value-type="float">
            <text:p>29376.46</text:p>
          </table:table-cell>
          <table:table-cell office:value-type="float" office:value="11" calcext:value-type="float">
            <text:p>1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4])" office:value-type="string" office:string-value="0000000000000000000003203" calcext:value-type="string">
            <text:p>0000000000000000000003203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3203</text:p>
          </table:table-cell>
          <table:table-cell table:style-name="Default" office:value-type="float" office:value="67980.14" calcext:value-type="float">
            <text:p>67980.14</text:p>
          </table:table-cell>
          <table:table-cell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5])" office:value-type="string" office:string-value="0000000000000000000004501" calcext:value-type="string">
            <text:p>00000000000000000000045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4501</text:p>
          </table:table-cell>
          <table:table-cell table:style-name="Default" office:value-type="float" office:value="78075.567" calcext:value-type="float">
            <text:p>78075.567</text:p>
          </table:table-cell>
          <table:table-cell office:value-type="float" office:value="13" calcext:value-type="float">
            <text:p>1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6])" office:value-type="string" office:string-value="0000000000000000000002902" calcext:value-type="string">
            <text:p>00000000000000000000029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902</text:p>
          </table:table-cell>
          <table:table-cell table:style-name="Default" office:value-type="float" office:value="57078.98" calcext:value-type="float">
            <text:p>57078.98</text:p>
          </table:table-cell>
          <table:table-cell office:value-type="float" office:value="14" calcext:value-type="float">
            <text:p>1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7])" office:value-type="string" office:string-value="0000000000000000000002701" calcext:value-type="string">
            <text:p>00000000000000000000027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701</text:p>
          </table:table-cell>
          <table:table-cell table:style-name="Default" office:value-type="float" office:value="23900.54" calcext:value-type="float">
            <text:p>23900.54</text:p>
          </table:table-cell>
          <table:table-cell office:value-type="float" office:value="15" calcext:value-type="float">
            <text:p>1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8])" office:value-type="string" office:string-value="0000000000000000000002808" calcext:value-type="string">
            <text:p>0000000000000000000002808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808</text:p>
          </table:table-cell>
          <table:table-cell table:style-name="Default" office:value-type="float" office:value="7704.99" calcext:value-type="float">
            <text:p>7704.99</text:p>
          </table:table-cell>
          <table:table-cell office:value-type="float" office:value="16" calcext:value-type="float">
            <text:p>1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9])" office:value-type="string" office:string-value="0000000000000000000002102" calcext:value-type="string">
            <text:p>00000000000000000000021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102</text:p>
          </table:table-cell>
          <table:table-cell table:style-name="Default" office:value-type="float" office:value="14434.21" calcext:value-type="float">
            <text:p>14434.21</text:p>
          </table:table-cell>
          <table:table-cell office:value-type="float" office:value="17" calcext:value-type="float">
            <text:p>1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0])" office:value-type="string" office:string-value="0000000000000000000004503" calcext:value-type="string">
            <text:p>0000000000000000000004503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4503</text:p>
          </table:table-cell>
          <table:table-cell table:style-name="Default" office:value-type="float" office:value="249899.458333333" calcext:value-type="float">
            <text:p>249899.458333333</text:p>
          </table:table-cell>
          <table:table-cell office:value-type="float" office:value="18" calcext:value-type="float">
            <text:p>1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1])" office:value-type="string" office:string-value="0000000000000000000001200" calcext:value-type="string">
            <text:p>00000000000000000000012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1200</text:p>
          </table:table-cell>
          <table:table-cell table:style-name="Default" office:value-type="float" office:value="20803.72" calcext:value-type="float">
            <text:p>20803.72</text:p>
          </table:table-cell>
          <table:table-cell office:value-type="float" office:value="19" calcext:value-type="float">
            <text:p>1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2])" office:value-type="string" office:string-value="0000000000000000000003304" calcext:value-type="string">
            <text:p>0000000000000000000003304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3304</text:p>
          </table:table-cell>
          <table:table-cell table:style-name="Default" office:value-type="float" office:value="45174.6683333333" calcext:value-type="float">
            <text:p>45174.6683333333</text:p>
          </table:table-cell>
          <table:table-cell office:value-type="float" office:value="20" calcext:value-type="float">
            <text:p>2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3])" office:value-type="string" office:string-value="0000000000000000000002502" calcext:value-type="string">
            <text:p>00000000000000000000025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502</text:p>
          </table:table-cell>
          <table:table-cell table:style-name="Default" office:value-type="float" office:value="17062.19" calcext:value-type="float">
            <text:p>17062.19</text:p>
          </table:table-cell>
          <table:table-cell office:value-type="float" office:value="21" calcext:value-type="float">
            <text:p>2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4])" office:value-type="string" office:string-value="0000000000000000000002600" calcext:value-type="string">
            <text:p>00000000000000000000026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600</text:p>
          </table:table-cell>
          <table:table-cell table:style-name="Default" office:value-type="float" office:value="19560.86" calcext:value-type="float">
            <text:p>19560.86</text:p>
          </table:table-cell>
          <table:table-cell office:value-type="float" office:value="22" calcext:value-type="float">
            <text:p>2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5])" office:value-type="string" office:string-value="0000000000000000000004502" calcext:value-type="string">
            <text:p>00000000000000000000045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4502</text:p>
          </table:table-cell>
          <table:table-cell table:style-name="Default" office:value-type="float" office:value="55152.3836666667" calcext:value-type="float">
            <text:p>55152.3836666667</text:p>
          </table:table-cell>
          <table:table-cell office:value-type="float" office:value="23" calcext:value-type="float">
            <text:p>2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6])" office:value-type="string" office:string-value="0000000000000000000003400" calcext:value-type="string">
            <text:p>00000000000000000000034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3400</text:p>
          </table:table-cell>
          <table:table-cell table:style-name="Default" office:value-type="float" office:value="47980.66" calcext:value-type="float">
            <text:p>47980.66</text:p>
          </table:table-cell>
          <table:table-cell office:value-type="float" office:value="24" calcext:value-type="float">
            <text:p>2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7])" office:value-type="string" office:string-value="0000000000000000000004200" calcext:value-type="string">
            <text:p>00000000000000000000042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4200</text:p>
          </table:table-cell>
          <table:table-cell table:style-name="Default" office:value-type="float" office:value="4132.33" calcext:value-type="float">
            <text:p>4132.33</text:p>
          </table:table-cell>
          <table:table-cell office:value-type="float" office:value="25" calcext:value-type="float">
            <text:p>2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8])" office:value-type="string" office:string-value="0000000000000000000002503" calcext:value-type="string">
            <text:p>0000000000000000000002503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503</text:p>
          </table:table-cell>
          <table:table-cell table:style-name="Default" office:value-type="float" office:value="51876.43" calcext:value-type="float">
            <text:p>51876.43</text:p>
          </table:table-cell>
          <table:table-cell office:value-type="float" office:value="26" calcext:value-type="float">
            <text:p>2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9])" office:value-type="string" office:string-value="0000000000000000000004201" calcext:value-type="string">
            <text:p>00000000000000000000042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4201</text:p>
          </table:table-cell>
          <table:table-cell table:style-name="Default" office:value-type="float" office:value="42206.32" calcext:value-type="float">
            <text:p>42206.32</text:p>
          </table:table-cell>
          <table:table-cell office:value-type="float" office:value="27" calcext:value-type="float">
            <text:p>2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0])" office:value-type="string" office:string-value="0000000000000000000004602" calcext:value-type="string">
            <text:p>00000000000000000000046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3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4602</text:p>
          </table:table-cell>
          <table:table-cell table:style-name="Default" office:value-type="float" office:value="10675.95" calcext:value-type="float">
            <text:p>10675.95</text:p>
          </table:table-cell>
          <table:table-cell office:value-type="float" office:value="28" calcext:value-type="float">
            <text:p>2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1])" office:value-type="string" office:string-value="0000000000000000000002806" calcext:value-type="string">
            <text:p>0000000000000000000002806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3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806</text:p>
          </table:table-cell>
          <table:table-cell table:style-name="Default" office:value-type="float" office:value="13751.37" calcext:value-type="float">
            <text:p>13751.37</text:p>
          </table:table-cell>
          <table:table-cell office:value-type="float" office:value="29" calcext:value-type="float">
            <text:p>2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2])" office:value-type="string" office:string-value="0000000000000000000003104" calcext:value-type="string">
            <text:p>0000000000000000000003104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3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3104</text:p>
          </table:table-cell>
          <table:table-cell table:style-name="Default" office:value-type="float" office:value="104304.01" calcext:value-type="float">
            <text:p>104304.01</text:p>
          </table:table-cell>
          <table:table-cell office:value-type="float" office:value="30" calcext:value-type="float">
            <text:p>3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3])" office:value-type="string" office:string-value="0000000000000000000002005" calcext:value-type="string">
            <text:p>0000000000000000000002005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3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005</text:p>
          </table:table-cell>
          <table:table-cell table:style-name="Default" office:value-type="float" office:value="23529.02" calcext:value-type="float">
            <text:p>23529.02</text:p>
          </table:table-cell>
          <table:table-cell office:value-type="float" office:value="31" calcext:value-type="float">
            <text:p>3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4])" office:value-type="string" office:string-value="0000000000000000000003001" calcext:value-type="string">
            <text:p>00000000000000000000030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3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3001</text:p>
          </table:table-cell>
          <table:table-cell table:style-name="Default" office:value-type="float" office:value="51213.4996666667" calcext:value-type="float">
            <text:p>51213.4996666667</text:p>
          </table:table-cell>
          <table:table-cell office:value-type="float" office:value="32" calcext:value-type="float">
            <text:p>3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5])" office:value-type="string" office:string-value="0000000000000000000003103" calcext:value-type="string">
            <text:p>0000000000000000000003103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3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3103</text:p>
          </table:table-cell>
          <table:table-cell table:style-name="Default" office:value-type="float" office:value="27184.67" calcext:value-type="float">
            <text:p>27184.67</text:p>
          </table:table-cell>
          <table:table-cell office:value-type="float" office:value="33" calcext:value-type="float">
            <text:p>3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6])" office:value-type="string" office:string-value="0000000000000000000002104" calcext:value-type="string">
            <text:p>0000000000000000000002104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3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104</text:p>
          </table:table-cell>
          <table:table-cell table:style-name="Default" office:value-type="float" office:value="2693.16" calcext:value-type="float">
            <text:p>2693.16</text:p>
          </table:table-cell>
          <table:table-cell office:value-type="float" office:value="34" calcext:value-type="float">
            <text:p>3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7])" office:value-type="string" office:string-value="0000000000000000000004505" calcext:value-type="string">
            <text:p>0000000000000000000004505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3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4505</text:p>
          </table:table-cell>
          <table:table-cell table:style-name="Default" office:value-type="float" office:value="154155.142" calcext:value-type="float">
            <text:p>154155.142</text:p>
          </table:table-cell>
          <table:table-cell office:value-type="float" office:value="35" calcext:value-type="float">
            <text:p>3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8])" office:value-type="string" office:string-value="0000000000000000000003600" calcext:value-type="string">
            <text:p>00000000000000000000036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3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3600</text:p>
          </table:table-cell>
          <table:table-cell table:style-name="Default" office:value-type="float" office:value="31728.29" calcext:value-type="float">
            <text:p>31728.29</text:p>
          </table:table-cell>
          <table:table-cell office:value-type="float" office:value="36" calcext:value-type="float">
            <text:p>3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9])" office:value-type="string" office:string-value="0000000000000000000003902" calcext:value-type="string">
            <text:p>00000000000000000000039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3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3902</text:p>
          </table:table-cell>
          <table:table-cell table:style-name="Default" office:value-type="float" office:value="15894.5" calcext:value-type="float">
            <text:p>15894.5</text:p>
          </table:table-cell>
          <table:table-cell office:value-type="float" office:value="37" calcext:value-type="float">
            <text:p>3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0])" office:value-type="string" office:string-value="0000000000000000000003701" calcext:value-type="string">
            <text:p>00000000000000000000037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4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3701</text:p>
          </table:table-cell>
          <table:table-cell table:style-name="Default" office:value-type="float" office:value="35166.54" calcext:value-type="float">
            <text:p>35166.54</text:p>
          </table:table-cell>
          <table:table-cell office:value-type="float" office:value="38" calcext:value-type="float">
            <text:p>3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1])" office:value-type="string" office:string-value="0000000000000000000003200" calcext:value-type="string">
            <text:p>00000000000000000000032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4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3200</text:p>
          </table:table-cell>
          <table:table-cell table:style-name="Default" office:value-type="float" office:value="43849.11" calcext:value-type="float">
            <text:p>43849.11</text:p>
          </table:table-cell>
          <table:table-cell office:value-type="float" office:value="39" calcext:value-type="float">
            <text:p>3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2])" office:value-type="string" office:string-value="0000000000000000000001301" calcext:value-type="string">
            <text:p>00000000000000000000013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4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1301</text:p>
          </table:table-cell>
          <table:table-cell table:style-name="Default" office:value-type="float" office:value="42843.72" calcext:value-type="float">
            <text:p>42843.72</text:p>
          </table:table-cell>
          <table:table-cell office:value-type="float" office:value="40" calcext:value-type="float">
            <text:p>4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3])" office:value-type="string" office:string-value="0000000000000000000004202" calcext:value-type="string">
            <text:p>00000000000000000000042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4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4202</text:p>
          </table:table-cell>
          <table:table-cell table:style-name="Default" office:value-type="float" office:value="99427.09" calcext:value-type="float">
            <text:p>99427.09</text:p>
          </table:table-cell>
          <table:table-cell office:value-type="float" office:value="41" calcext:value-type="float">
            <text:p>4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4])" office:value-type="string" office:string-value="0000000000000000000004506" calcext:value-type="string">
            <text:p>0000000000000000000004506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4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4506</text:p>
          </table:table-cell>
          <table:table-cell table:style-name="Default" office:value-type="float" office:value="51485.3206666667" calcext:value-type="float">
            <text:p>51485.3206666667</text:p>
          </table:table-cell>
          <table:table-cell office:value-type="float" office:value="42" calcext:value-type="float">
            <text:p>4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5])" office:value-type="string" office:string-value="0000000000000000000002103" calcext:value-type="string">
            <text:p>0000000000000000000002103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4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103</text:p>
          </table:table-cell>
          <table:table-cell table:style-name="Default" office:value-type="float" office:value="18774.53" calcext:value-type="float">
            <text:p>18774.53</text:p>
          </table:table-cell>
          <table:table-cell office:value-type="float" office:value="43" calcext:value-type="float">
            <text:p>4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6])" office:value-type="string" office:string-value="0000000000000000000004001" calcext:value-type="string">
            <text:p>00000000000000000000040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4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4001</text:p>
          </table:table-cell>
          <table:table-cell table:style-name="Default" office:value-type="float" office:value="21095.8463333333" calcext:value-type="float">
            <text:p>21095.8463333333</text:p>
          </table:table-cell>
          <table:table-cell office:value-type="float" office:value="44" calcext:value-type="float">
            <text:p>4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7])" office:value-type="string" office:string-value="0000000000000000000003201" calcext:value-type="string">
            <text:p>00000000000000000000032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4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3201</text:p>
          </table:table-cell>
          <table:table-cell table:style-name="Default" office:value-type="float" office:value="200668.19" calcext:value-type="float">
            <text:p>200668.19</text:p>
          </table:table-cell>
          <table:table-cell office:value-type="float" office:value="45" calcext:value-type="float">
            <text:p>4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8])" office:value-type="string" office:string-value="0000000000000000000001300" calcext:value-type="string">
            <text:p>00000000000000000000013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4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1300</text:p>
          </table:table-cell>
          <table:table-cell table:style-name="Default" office:value-type="float" office:value="2053.85" calcext:value-type="float">
            <text:p>2053.85</text:p>
          </table:table-cell>
          <table:table-cell office:value-type="float" office:value="46" calcext:value-type="float">
            <text:p>4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9])" office:value-type="string" office:string-value="0000000000000000000002905" calcext:value-type="string">
            <text:p>0000000000000000000002905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4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905</text:p>
          </table:table-cell>
          <table:table-cell table:style-name="Default" office:value-type="float" office:value="9471.53" calcext:value-type="float">
            <text:p>9471.53</text:p>
          </table:table-cell>
          <table:table-cell office:value-type="float" office:value="47" calcext:value-type="float">
            <text:p>4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0])" office:value-type="string" office:string-value="0000000000000000000002200" calcext:value-type="string">
            <text:p>00000000000000000000022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5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200</text:p>
          </table:table-cell>
          <table:table-cell table:style-name="Default" office:value-type="float" office:value="14793.88" calcext:value-type="float">
            <text:p>14793.88</text:p>
          </table:table-cell>
          <table:table-cell office:value-type="float" office:value="48" calcext:value-type="float">
            <text:p>4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1])" office:value-type="string" office:string-value="0000000000000000000004500" calcext:value-type="string">
            <text:p>00000000000000000000045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5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4500</text:p>
          </table:table-cell>
          <table:table-cell table:style-name="Default" office:value-type="float" office:value="9474.88" calcext:value-type="float">
            <text:p>9474.88</text:p>
          </table:table-cell>
          <table:table-cell office:value-type="float" office:value="49" calcext:value-type="float">
            <text:p>4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2])" office:value-type="string" office:string-value="0000000000000000000002106" calcext:value-type="string">
            <text:p>0000000000000000000002106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5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106</text:p>
          </table:table-cell>
          <table:table-cell table:style-name="Default" office:value-type="float" office:value="4010.07" calcext:value-type="float">
            <text:p>4010.07</text:p>
          </table:table-cell>
          <table:table-cell office:value-type="float" office:value="50" calcext:value-type="float">
            <text:p>5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3])" office:value-type="string" office:string-value="0000000000000000000004800" calcext:value-type="string">
            <text:p>00000000000000000000048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5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4800</text:p>
          </table:table-cell>
          <table:table-cell table:style-name="Default" office:value-type="float" office:value="5120.32" calcext:value-type="float">
            <text:p>5120.32</text:p>
          </table:table-cell>
          <table:table-cell office:value-type="float" office:value="51" calcext:value-type="float">
            <text:p>5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4])" office:value-type="string" office:string-value="0000000000000000000003601" calcext:value-type="string">
            <text:p>00000000000000000000036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5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3601</text:p>
          </table:table-cell>
          <table:table-cell table:style-name="Default" office:value-type="float" office:value="8529.86" calcext:value-type="float">
            <text:p>8529.86</text:p>
          </table:table-cell>
          <table:table-cell office:value-type="float" office:value="52" calcext:value-type="float">
            <text:p>5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5])" office:value-type="string" office:string-value="0000000000000000000003305" calcext:value-type="string">
            <text:p>0000000000000000000003305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5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3305</text:p>
          </table:table-cell>
          <table:table-cell table:style-name="Default" office:value-type="float" office:value="21927.24" calcext:value-type="float">
            <text:p>21927.24</text:p>
          </table:table-cell>
          <table:table-cell office:value-type="float" office:value="53" calcext:value-type="float">
            <text:p>5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6])" office:value-type="string" office:string-value="0000000000000000000002304" calcext:value-type="string">
            <text:p>0000000000000000000002304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5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304</text:p>
          </table:table-cell>
          <table:table-cell table:style-name="Default" office:value-type="float" office:value="17554.44" calcext:value-type="float">
            <text:p>17554.44</text:p>
          </table:table-cell>
          <table:table-cell office:value-type="float" office:value="54" calcext:value-type="float">
            <text:p>5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7])" office:value-type="string" office:string-value="0000000000000000000002602" calcext:value-type="string">
            <text:p>00000000000000000000026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5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602</text:p>
          </table:table-cell>
          <table:table-cell table:style-name="Default" office:value-type="float" office:value="24968.93" calcext:value-type="float">
            <text:p>24968.93</text:p>
          </table:table-cell>
          <table:table-cell office:value-type="float" office:value="55" calcext:value-type="float">
            <text:p>5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8])" office:value-type="string" office:string-value="0000000000000000000002901" calcext:value-type="string">
            <text:p>00000000000000000000029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5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901</text:p>
          </table:table-cell>
          <table:table-cell table:style-name="Default" office:value-type="float" office:value="64524.2673333333" calcext:value-type="float">
            <text:p>64524.2673333333</text:p>
          </table:table-cell>
          <table:table-cell office:value-type="float" office:value="56" calcext:value-type="float">
            <text:p>5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9])" office:value-type="string" office:string-value="0000000000000000000003802" calcext:value-type="string">
            <text:p>00000000000000000000038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5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3802</text:p>
          </table:table-cell>
          <table:table-cell table:style-name="Default" office:value-type="float" office:value="26361.15" calcext:value-type="float">
            <text:p>26361.15</text:p>
          </table:table-cell>
          <table:table-cell office:value-type="float" office:value="57" calcext:value-type="float">
            <text:p>5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0])" office:value-type="string" office:string-value="0000000000000000000002300" calcext:value-type="string">
            <text:p>00000000000000000000023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6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300</text:p>
          </table:table-cell>
          <table:table-cell table:style-name="Default" office:value-type="float" office:value="9571.68" calcext:value-type="float">
            <text:p>9571.68</text:p>
          </table:table-cell>
          <table:table-cell office:value-type="float" office:value="58" calcext:value-type="float">
            <text:p>5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1])" office:value-type="string" office:string-value="0000000000000000000002800" calcext:value-type="string">
            <text:p>00000000000000000000028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6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800</text:p>
          </table:table-cell>
          <table:table-cell table:style-name="Default" office:value-type="float" office:value="4397.08" calcext:value-type="float">
            <text:p>4397.08</text:p>
          </table:table-cell>
          <table:table-cell office:value-type="float" office:value="59" calcext:value-type="float">
            <text:p>5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2])" office:value-type="string" office:string-value="0000000000000000000003101" calcext:value-type="string">
            <text:p>00000000000000000000031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6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3101</text:p>
          </table:table-cell>
          <table:table-cell table:style-name="Default" office:value-type="float" office:value="25234.25" calcext:value-type="float">
            <text:p>25234.25</text:p>
          </table:table-cell>
          <table:table-cell office:value-type="float" office:value="60" calcext:value-type="float">
            <text:p>6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3])" office:value-type="string" office:string-value="0000000000000000000004203" calcext:value-type="string">
            <text:p>0000000000000000000004203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6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4203</text:p>
          </table:table-cell>
          <table:table-cell table:style-name="Default" office:value-type="float" office:value="78635.4" calcext:value-type="float">
            <text:p>78635.4</text:p>
          </table:table-cell>
          <table:table-cell office:value-type="float" office:value="61" calcext:value-type="float">
            <text:p>6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4])" office:value-type="string" office:string-value="0000000000000000000003301" calcext:value-type="string">
            <text:p>00000000000000000000033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6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3301</text:p>
          </table:table-cell>
          <table:table-cell table:style-name="Default" office:value-type="float" office:value="18155.9116666667" calcext:value-type="float">
            <text:p>18155.9116666667</text:p>
          </table:table-cell>
          <table:table-cell office:value-type="float" office:value="62" calcext:value-type="float">
            <text:p>6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5])" office:value-type="string" office:string-value="0000000000000000000004102" calcext:value-type="string">
            <text:p>00000000000000000000041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6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4102</text:p>
          </table:table-cell>
          <table:table-cell table:style-name="Default" office:value-type="float" office:value="28205.11" calcext:value-type="float">
            <text:p>28205.11</text:p>
          </table:table-cell>
          <table:table-cell office:value-type="float" office:value="63" calcext:value-type="float">
            <text:p>6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6])" office:value-type="string" office:string-value="0000000000000000000003100" calcext:value-type="string">
            <text:p>00000000000000000000031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6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3100</text:p>
          </table:table-cell>
          <table:table-cell table:style-name="Default" office:value-type="float" office:value="14984.73" calcext:value-type="float">
            <text:p>14984.73</text:p>
          </table:table-cell>
          <table:table-cell office:value-type="float" office:value="64" calcext:value-type="float">
            <text:p>6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7])" office:value-type="string" office:string-value="0000000000000000000002402" calcext:value-type="string">
            <text:p>00000000000000000000024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6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402</text:p>
          </table:table-cell>
          <table:table-cell table:style-name="Default" office:value-type="float" office:value="77881.63" calcext:value-type="float">
            <text:p>77881.63</text:p>
          </table:table-cell>
          <table:table-cell office:value-type="float" office:value="65" calcext:value-type="float">
            <text:p>6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8])" office:value-type="string" office:string-value="0000000000000000000003602" calcext:value-type="string">
            <text:p>00000000000000000000036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6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3602</text:p>
          </table:table-cell>
          <table:table-cell table:style-name="Default" office:value-type="float" office:value="14857.13" calcext:value-type="float">
            <text:p>14857.13</text:p>
          </table:table-cell>
          <table:table-cell office:value-type="float" office:value="66" calcext:value-type="float">
            <text:p>6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9])" office:value-type="string" office:string-value="0000000000000000000003903" calcext:value-type="string">
            <text:p>0000000000000000000003903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6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3903</text:p>
          </table:table-cell>
          <table:table-cell table:style-name="Default" office:value-type="float" office:value="8330.98" calcext:value-type="float">
            <text:p>8330.98</text:p>
          </table:table-cell>
          <table:table-cell office:value-type="float" office:value="67" calcext:value-type="float">
            <text:p>6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0])" office:value-type="string" office:string-value="0000000000000000000004504" calcext:value-type="string">
            <text:p>0000000000000000000004504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7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4504</text:p>
          </table:table-cell>
          <table:table-cell table:style-name="Default" office:value-type="float" office:value="42009.205" calcext:value-type="float">
            <text:p>42009.205</text:p>
          </table:table-cell>
          <table:table-cell office:value-type="float" office:value="68" calcext:value-type="float">
            <text:p>6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1])" office:value-type="string" office:string-value="0000000000000000000002002" calcext:value-type="string">
            <text:p>00000000000000000000020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7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002</text:p>
          </table:table-cell>
          <table:table-cell table:style-name="Default" office:value-type="float" office:value="201326.859666667" calcext:value-type="float">
            <text:p>201326.859666667</text:p>
          </table:table-cell>
          <table:table-cell office:value-type="float" office:value="69" calcext:value-type="float">
            <text:p>6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2])" office:value-type="string" office:string-value="0000000000000000000002500" calcext:value-type="string">
            <text:p>00000000000000000000025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7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500</text:p>
          </table:table-cell>
          <table:table-cell table:style-name="Default" office:value-type="float" office:value="33536.82" calcext:value-type="float">
            <text:p>33536.82</text:p>
          </table:table-cell>
          <table:table-cell office:value-type="float" office:value="70" calcext:value-type="float">
            <text:p>7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3])" office:value-type="string" office:string-value="0000000000000000000002105" calcext:value-type="string">
            <text:p>0000000000000000000002105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7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105</text:p>
          </table:table-cell>
          <table:table-cell table:style-name="Default" office:value-type="float" office:value="7579.08" calcext:value-type="float">
            <text:p>7579.08</text:p>
          </table:table-cell>
          <table:table-cell office:value-type="float" office:value="71" calcext:value-type="float">
            <text:p>7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4])" office:value-type="string" office:string-value="0000000000000000000004103" calcext:value-type="string">
            <text:p>0000000000000000000004103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7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4103</text:p>
          </table:table-cell>
          <table:table-cell table:style-name="Default" office:value-type="float" office:value="11927.09" calcext:value-type="float">
            <text:p>11927.09</text:p>
          </table:table-cell>
          <table:table-cell office:value-type="float" office:value="72" calcext:value-type="float">
            <text:p>7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5])" office:value-type="string" office:string-value="0000000000000000000004002" calcext:value-type="string">
            <text:p>00000000000000000000040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7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4002</text:p>
          </table:table-cell>
          <table:table-cell table:style-name="Default" office:value-type="float" office:value="10503.87" calcext:value-type="float">
            <text:p>10503.87</text:p>
          </table:table-cell>
          <table:table-cell office:value-type="float" office:value="73" calcext:value-type="float">
            <text:p>7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6])" office:value-type="string" office:string-value="0000000000000000000002805" calcext:value-type="string">
            <text:p>0000000000000000000002805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7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805</text:p>
          </table:table-cell>
          <table:table-cell table:style-name="Default" office:value-type="float" office:value="9146.2" calcext:value-type="float">
            <text:p>9146.2</text:p>
          </table:table-cell>
          <table:table-cell office:value-type="float" office:value="74" calcext:value-type="float">
            <text:p>7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7])" office:value-type="string" office:string-value="0000000000000000000004601" calcext:value-type="string">
            <text:p>00000000000000000000046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7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4601</text:p>
          </table:table-cell>
          <table:table-cell table:style-name="Default" office:value-type="float" office:value="33591.81" calcext:value-type="float">
            <text:p>33591.81</text:p>
          </table:table-cell>
          <table:table-cell office:value-type="float" office:value="75" calcext:value-type="float">
            <text:p>7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8])" office:value-type="string" office:string-value="0000000000000000000002400" calcext:value-type="string">
            <text:p>00000000000000000000024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7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400</text:p>
          </table:table-cell>
          <table:table-cell table:style-name="Default" office:value-type="float" office:value="47857.2256666667" calcext:value-type="float">
            <text:p>47857.2256666667</text:p>
          </table:table-cell>
          <table:table-cell office:value-type="float" office:value="76" calcext:value-type="float">
            <text:p>7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9])" office:value-type="string" office:string-value="0000000000000000000003300" calcext:value-type="string">
            <text:p>00000000000000000000033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7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3300</text:p>
          </table:table-cell>
          <table:table-cell table:style-name="Default" office:value-type="float" office:value="22405.84" calcext:value-type="float">
            <text:p>22405.84</text:p>
          </table:table-cell>
          <table:table-cell office:value-type="float" office:value="77" calcext:value-type="float">
            <text:p>7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0])" office:value-type="string" office:string-value="0000000000000000000002405" calcext:value-type="string">
            <text:p>0000000000000000000002405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8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405</text:p>
          </table:table-cell>
          <table:table-cell table:style-name="Default" office:value-type="float" office:value="21638.32" calcext:value-type="float">
            <text:p>21638.32</text:p>
          </table:table-cell>
          <table:table-cell office:value-type="float" office:value="78" calcext:value-type="float">
            <text:p>7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1])" office:value-type="string" office:string-value="0000000000000000000002904" calcext:value-type="string">
            <text:p>0000000000000000000002904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8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904</text:p>
          </table:table-cell>
          <table:table-cell table:style-name="Default" office:value-type="float" office:value="16386.01" calcext:value-type="float">
            <text:p>16386.01</text:p>
          </table:table-cell>
          <table:table-cell office:value-type="float" office:value="79" calcext:value-type="float">
            <text:p>7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2])" office:value-type="string" office:string-value="0000000000000000000002801" calcext:value-type="string">
            <text:p>00000000000000000000028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8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801</text:p>
          </table:table-cell>
          <table:table-cell table:style-name="Default" office:value-type="float" office:value="17403.56" calcext:value-type="float">
            <text:p>17403.56</text:p>
          </table:table-cell>
          <table:table-cell office:value-type="float" office:value="80" calcext:value-type="float">
            <text:p>8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3])" office:value-type="string" office:string-value="0000000000000000000004603" calcext:value-type="string">
            <text:p>0000000000000000000004603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8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4603</text:p>
          </table:table-cell>
          <table:table-cell table:style-name="Default" office:value-type="float" office:value="20409.41" calcext:value-type="float">
            <text:p>20409.41</text:p>
          </table:table-cell>
          <table:table-cell office:value-type="float" office:value="81" calcext:value-type="float">
            <text:p>8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4])" office:value-type="string" office:string-value="0000000000000000000004400" calcext:value-type="string">
            <text:p>00000000000000000000044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8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4400</text:p>
          </table:table-cell>
          <table:table-cell table:style-name="Default" office:value-type="float" office:value="25372.15" calcext:value-type="float">
            <text:p>25372.15</text:p>
          </table:table-cell>
          <table:table-cell office:value-type="float" office:value="82" calcext:value-type="float">
            <text:p>8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5])" office:value-type="string" office:string-value="0000000000000000000002306" calcext:value-type="string">
            <text:p>0000000000000000000002306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8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306</text:p>
          </table:table-cell>
          <table:table-cell table:style-name="Default" office:value-type="float" office:value="23825.8983333333" calcext:value-type="float">
            <text:p>23825.8983333333</text:p>
          </table:table-cell>
          <table:table-cell office:value-type="float" office:value="83" calcext:value-type="float">
            <text:p>8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6])" office:value-type="string" office:string-value="0000000000000000000001101" calcext:value-type="string">
            <text:p>00000000000000000000011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8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1101</text:p>
          </table:table-cell>
          <table:table-cell table:style-name="Default" office:value-type="float" office:value="16179.94" calcext:value-type="float">
            <text:p>16179.94</text:p>
          </table:table-cell>
          <table:table-cell office:value-type="float" office:value="84" calcext:value-type="float">
            <text:p>8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7])" office:value-type="string" office:string-value="0000000000000000000003102" calcext:value-type="string">
            <text:p>00000000000000000000031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8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3102</text:p>
          </table:table-cell>
          <table:table-cell table:style-name="Default" office:value-type="float" office:value="73019.92" calcext:value-type="float">
            <text:p>73019.92</text:p>
          </table:table-cell>
          <table:table-cell office:value-type="float" office:value="85" calcext:value-type="float">
            <text:p>8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8])" office:value-type="string" office:string-value="0000000000000000000002004" calcext:value-type="string">
            <text:p>0000000000000000000002004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8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004</text:p>
          </table:table-cell>
          <table:table-cell table:style-name="Default" office:value-type="float" office:value="31674.47" calcext:value-type="float">
            <text:p>31674.47</text:p>
          </table:table-cell>
          <table:table-cell office:value-type="float" office:value="86" calcext:value-type="float">
            <text:p>8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9])" office:value-type="string" office:string-value="0000000000000000000004100" calcext:value-type="string">
            <text:p>00000000000000000000041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8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4100</text:p>
          </table:table-cell>
          <table:table-cell table:style-name="Default" office:value-type="float" office:value="4961.54" calcext:value-type="float">
            <text:p>4961.54</text:p>
          </table:table-cell>
          <table:table-cell office:value-type="float" office:value="87" calcext:value-type="float">
            <text:p>8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0])" office:value-type="string" office:string-value="0000000000000000000002101" calcext:value-type="string">
            <text:p>00000000000000000000021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9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101</text:p>
          </table:table-cell>
          <table:table-cell table:style-name="Default" office:value-type="float" office:value="33782.53" calcext:value-type="float">
            <text:p>33782.53</text:p>
          </table:table-cell>
          <table:table-cell office:value-type="float" office:value="88" calcext:value-type="float">
            <text:p>8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1])" office:value-type="string" office:string-value="0000000000000000000004507" calcext:value-type="string">
            <text:p>0000000000000000000004507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9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4507</text:p>
          </table:table-cell>
          <table:table-cell table:style-name="Default" office:value-type="float" office:value="56217.5303333333" calcext:value-type="float">
            <text:p>56217.5303333333</text:p>
          </table:table-cell>
          <table:table-cell office:value-type="float" office:value="89" calcext:value-type="float">
            <text:p>8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2])" office:value-type="string" office:string-value="0000000000000000000002906" calcext:value-type="string">
            <text:p>0000000000000000000002906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9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906</text:p>
          </table:table-cell>
          <table:table-cell table:style-name="Default" office:value-type="float" office:value="5808.4" calcext:value-type="float">
            <text:p>5808.4</text:p>
          </table:table-cell>
          <table:table-cell office:value-type="float" office:value="90" calcext:value-type="float">
            <text:p>9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3])" office:value-type="string" office:string-value="0000000000000000000003702" calcext:value-type="string">
            <text:p>00000000000000000000037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9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3702</text:p>
          </table:table-cell>
          <table:table-cell table:style-name="Default" office:value-type="float" office:value="44158.84" calcext:value-type="float">
            <text:p>44158.84</text:p>
          </table:table-cell>
          <table:table-cell office:value-type="float" office:value="91" calcext:value-type="float">
            <text:p>9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4])" office:value-type="string" office:string-value="0000000000000000000003801" calcext:value-type="string">
            <text:p>00000000000000000000038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9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3801</text:p>
          </table:table-cell>
          <table:table-cell table:style-name="Default" office:value-type="float" office:value="16664.4" calcext:value-type="float">
            <text:p>16664.4</text:p>
          </table:table-cell>
          <table:table-cell office:value-type="float" office:value="92" calcext:value-type="float">
            <text:p>9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5])" office:value-type="string" office:string-value="0000000000000000000004600" calcext:value-type="string">
            <text:p>00000000000000000000046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9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4600</text:p>
          </table:table-cell>
          <table:table-cell table:style-name="Default" office:value-type="float" office:value="29621.63" calcext:value-type="float">
            <text:p>29621.63</text:p>
          </table:table-cell>
          <table:table-cell office:value-type="float" office:value="93" calcext:value-type="float">
            <text:p>9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6])" office:value-type="string" office:string-value="0000000000000000000002601" calcext:value-type="string">
            <text:p>00000000000000000000026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9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601</text:p>
          </table:table-cell>
          <table:table-cell table:style-name="Default" office:value-type="float" office:value="39579.4" calcext:value-type="float">
            <text:p>39579.4</text:p>
          </table:table-cell>
          <table:table-cell office:value-type="float" office:value="94" calcext:value-type="float">
            <text:p>9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7])" office:value-type="string" office:string-value="0000000000000000000004000" calcext:value-type="string">
            <text:p>00000000000000000000040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9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4000</text:p>
          </table:table-cell>
          <table:table-cell table:style-name="Default" office:value-type="float" office:value="4822.42" calcext:value-type="float">
            <text:p>4822.42</text:p>
          </table:table-cell>
          <table:table-cell office:value-type="float" office:value="95" calcext:value-type="float">
            <text:p>9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8])" office:value-type="string" office:string-value="0000000000000000000003901" calcext:value-type="string">
            <text:p>00000000000000000000039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9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3901</text:p>
          </table:table-cell>
          <table:table-cell table:style-name="Default" office:value-type="float" office:value="10360.02" calcext:value-type="float">
            <text:p>10360.02</text:p>
          </table:table-cell>
          <table:table-cell office:value-type="float" office:value="96" calcext:value-type="float">
            <text:p>9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9])" office:value-type="string" office:string-value="0000000000000000000002407" calcext:value-type="string">
            <text:p>0000000000000000000002407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9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407</text:p>
          </table:table-cell>
          <table:table-cell table:style-name="Default" office:value-type="float" office:value="2042.69" calcext:value-type="float">
            <text:p>2042.69</text:p>
          </table:table-cell>
          <table:table-cell office:value-type="float" office:value="97" calcext:value-type="float">
            <text:p>9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0])" office:value-type="string" office:string-value="0000000000000000000002404" calcext:value-type="string">
            <text:p>0000000000000000000002404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0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404</text:p>
          </table:table-cell>
          <table:table-cell table:style-name="Default" office:value-type="float" office:value="46488.3" calcext:value-type="float">
            <text:p>46488.3</text:p>
          </table:table-cell>
          <table:table-cell office:value-type="float" office:value="98" calcext:value-type="float">
            <text:p>9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1])" office:value-type="string" office:string-value="0000000000000000000002807" calcext:value-type="string">
            <text:p>0000000000000000000002807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0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807</text:p>
          </table:table-cell>
          <table:table-cell table:style-name="Default" office:value-type="float" office:value="3088.36" calcext:value-type="float">
            <text:p>3088.36</text:p>
          </table:table-cell>
          <table:table-cell office:value-type="float" office:value="99" calcext:value-type="float">
            <text:p>9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2])" office:value-type="string" office:string-value="0000000000000000000002804" calcext:value-type="string">
            <text:p>0000000000000000000002804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0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804</text:p>
          </table:table-cell>
          <table:table-cell table:style-name="Default" office:value-type="float" office:value="29711.59" calcext:value-type="float">
            <text:p>29711.59</text:p>
          </table:table-cell>
          <table:table-cell office:value-type="float" office:value="100" calcext:value-type="float">
            <text:p>10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3])" office:value-type="string" office:string-value="0000000000000000000003202" calcext:value-type="string">
            <text:p>00000000000000000000032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0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3202</text:p>
          </table:table-cell>
          <table:table-cell table:style-name="Default" office:value-type="float" office:value="62310.46" calcext:value-type="float">
            <text:p>62310.46</text:p>
          </table:table-cell>
          <table:table-cell office:value-type="float" office:value="101" calcext:value-type="float">
            <text:p>10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4])" office:value-type="string" office:string-value="0000000000000000000003700" calcext:value-type="string">
            <text:p>00000000000000000000037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0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3700</text:p>
          </table:table-cell>
          <table:table-cell table:style-name="Default" office:value-type="float" office:value="7917.56" calcext:value-type="float">
            <text:p>7917.56</text:p>
          </table:table-cell>
          <table:table-cell office:value-type="float" office:value="102" calcext:value-type="float">
            <text:p>10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5])" office:value-type="string" office:string-value="0000000000000000000002401" calcext:value-type="string">
            <text:p>00000000000000000000024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0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401</text:p>
          </table:table-cell>
          <table:table-cell table:style-name="Default" office:value-type="float" office:value="39411.56" calcext:value-type="float">
            <text:p>39411.56</text:p>
          </table:table-cell>
          <table:table-cell office:value-type="float" office:value="103" calcext:value-type="float">
            <text:p>10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6])" office:value-type="string" office:string-value="0000000000000000000002001" calcext:value-type="string">
            <text:p>00000000000000000000020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0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001</text:p>
          </table:table-cell>
          <table:table-cell table:style-name="Default" office:value-type="float" office:value="52625.2366666667" calcext:value-type="float">
            <text:p>52625.2366666667</text:p>
          </table:table-cell>
          <table:table-cell office:value-type="float" office:value="104" calcext:value-type="float">
            <text:p>10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7])" office:value-type="string" office:string-value="0000000000000000000002406" calcext:value-type="string">
            <text:p>0000000000000000000002406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0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406</text:p>
          </table:table-cell>
          <table:table-cell table:style-name="Default" office:value-type="float" office:value="29698.74" calcext:value-type="float">
            <text:p>29698.74</text:p>
          </table:table-cell>
          <table:table-cell office:value-type="float" office:value="105" calcext:value-type="float">
            <text:p>10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8])" office:value-type="string" office:string-value="0000000000000000000003803" calcext:value-type="string">
            <text:p>0000000000000000000003803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0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3803</text:p>
          </table:table-cell>
          <table:table-cell table:style-name="Default" office:value-type="float" office:value="29225.27" calcext:value-type="float">
            <text:p>29225.27</text:p>
          </table:table-cell>
          <table:table-cell office:value-type="float" office:value="106" calcext:value-type="float">
            <text:p>10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9])" office:value-type="string" office:string-value="0000000000000000000002100" calcext:value-type="string">
            <text:p>00000000000000000000021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0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100</text:p>
          </table:table-cell>
          <table:table-cell table:style-name="Default" office:value-type="float" office:value="8773.65" calcext:value-type="float">
            <text:p>8773.65</text:p>
          </table:table-cell>
          <table:table-cell office:value-type="float" office:value="107" calcext:value-type="float">
            <text:p>10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0])" office:value-type="string" office:string-value="0000000000000000000003000" calcext:value-type="string">
            <text:p>00000000000000000000030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3000</text:p>
          </table:table-cell>
          <table:table-cell table:style-name="Default" office:value-type="float" office:value="23698.29" calcext:value-type="float">
            <text:p>23698.29</text:p>
          </table:table-cell>
          <table:table-cell office:value-type="float" office:value="108" calcext:value-type="float">
            <text:p>10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1])" office:value-type="string" office:string-value="0000000000000000000004700" calcext:value-type="string">
            <text:p>00000000000000000000047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4700</text:p>
          </table:table-cell>
          <table:table-cell table:style-name="Default" office:value-type="float" office:value="18618.97" calcext:value-type="float">
            <text:p>18618.97</text:p>
          </table:table-cell>
          <table:table-cell office:value-type="float" office:value="109" calcext:value-type="float">
            <text:p>10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2])" office:value-type="string" office:string-value="0000000000000000000002702" calcext:value-type="string">
            <text:p>00000000000000000000027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702</text:p>
          </table:table-cell>
          <table:table-cell table:style-name="Default" office:value-type="float" office:value="14039.15" calcext:value-type="float">
            <text:p>14039.15</text:p>
          </table:table-cell>
          <table:table-cell office:value-type="float" office:value="110" calcext:value-type="float">
            <text:p>11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3])" office:value-type="string" office:string-value="0000000000000000000003002" calcext:value-type="string">
            <text:p>00000000000000000000030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3002</text:p>
          </table:table-cell>
          <table:table-cell table:style-name="Default" office:value-type="float" office:value="35111.96" calcext:value-type="float">
            <text:p>35111.96</text:p>
          </table:table-cell>
          <table:table-cell office:value-type="float" office:value="111" calcext:value-type="float">
            <text:p>11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4])" office:value-type="string" office:string-value="0000000000000000000002700" calcext:value-type="string">
            <text:p>00000000000000000000027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700</text:p>
          </table:table-cell>
          <table:table-cell table:style-name="Default" office:value-type="float" office:value="40818.64" calcext:value-type="float">
            <text:p>40818.64</text:p>
          </table:table-cell>
          <table:table-cell office:value-type="float" office:value="112" calcext:value-type="float">
            <text:p>11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5])" office:value-type="string" office:string-value="0000000000000000000003900" calcext:value-type="string">
            <text:p>00000000000000000000039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3900</text:p>
          </table:table-cell>
          <table:table-cell table:style-name="Default" office:value-type="float" office:value="7879.92" calcext:value-type="float">
            <text:p>7879.92</text:p>
          </table:table-cell>
          <table:table-cell office:value-type="float" office:value="113" calcext:value-type="float">
            <text:p>11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6])" office:value-type="string" office:string-value="0000000000000000000001302" calcext:value-type="string">
            <text:p>00000000000000000000013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1302</text:p>
          </table:table-cell>
          <table:table-cell table:style-name="Default" office:value-type="float" office:value="3817.01" calcext:value-type="float">
            <text:p>3817.01</text:p>
          </table:table-cell>
          <table:table-cell office:value-type="float" office:value="114" calcext:value-type="float">
            <text:p>11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7])" office:value-type="string" office:string-value="0000000000000000000003302" calcext:value-type="string">
            <text:p>00000000000000000000033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3302</text:p>
          </table:table-cell>
          <table:table-cell table:style-name="Default" office:value-type="float" office:value="17714.82" calcext:value-type="float">
            <text:p>17714.82</text:p>
          </table:table-cell>
          <table:table-cell office:value-type="float" office:value="115" calcext:value-type="float">
            <text:p>11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8])" office:value-type="string" office:string-value="0000000000000000000002900" calcext:value-type="string">
            <text:p>00000000000000000000029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900</text:p>
          </table:table-cell>
          <table:table-cell table:style-name="Default" office:value-type="float" office:value="35010.3949020833" calcext:value-type="float">
            <text:p>35010.3949020833</text:p>
          </table:table-cell>
          <table:table-cell office:value-type="float" office:value="116" calcext:value-type="float">
            <text:p>11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9])" office:value-type="string" office:string-value="0000000000000000000004508" calcext:value-type="string">
            <text:p>0000000000000000000004508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4508</text:p>
          </table:table-cell>
          <table:table-cell table:style-name="Default" office:value-type="float" office:value="31159.7" calcext:value-type="float">
            <text:p>31159.7</text:p>
          </table:table-cell>
          <table:table-cell office:value-type="float" office:value="117" calcext:value-type="float">
            <text:p>11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0])" office:value-type="string" office:string-value="0000000000000000000002301" calcext:value-type="string">
            <text:p>00000000000000000000023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301</text:p>
          </table:table-cell>
          <table:table-cell table:style-name="Default" office:value-type="float" office:value="96846.69" calcext:value-type="float">
            <text:p>96846.69</text:p>
          </table:table-cell>
          <table:table-cell office:value-type="float" office:value="118" calcext:value-type="float">
            <text:p>11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1])" office:value-type="string" office:string-value="0000000000000000000002302" calcext:value-type="string">
            <text:p>00000000000000000000023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302</text:p>
          </table:table-cell>
          <table:table-cell table:style-name="Default" office:value-type="float" office:value="32244.28" calcext:value-type="float">
            <text:p>32244.28</text:p>
          </table:table-cell>
          <table:table-cell office:value-type="float" office:value="119" calcext:value-type="float">
            <text:p>11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2])" office:value-type="string" office:string-value="0000000000000000000002603" calcext:value-type="string">
            <text:p>0000000000000000000002603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603</text:p>
          </table:table-cell>
          <table:table-cell table:style-name="Default" office:value-type="float" office:value="17069.45" calcext:value-type="float">
            <text:p>17069.45</text:p>
          </table:table-cell>
          <table:table-cell office:value-type="float" office:value="120" calcext:value-type="float">
            <text:p>12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3])" office:value-type="string" office:string-value="0000000000000000000002803" calcext:value-type="string">
            <text:p>0000000000000000000002803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803</text:p>
          </table:table-cell>
          <table:table-cell table:style-name="Default" office:value-type="float" office:value="10792.11" calcext:value-type="float">
            <text:p>10792.11</text:p>
          </table:table-cell>
          <table:table-cell office:value-type="float" office:value="121" calcext:value-type="float">
            <text:p>12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4])" office:value-type="string" office:string-value="0000000000000000000002202" calcext:value-type="string">
            <text:p>00000000000000000000022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202</text:p>
          </table:table-cell>
          <table:table-cell table:style-name="Default" office:value-type="float" office:value="8340.69" calcext:value-type="float">
            <text:p>8340.69</text:p>
          </table:table-cell>
          <table:table-cell office:value-type="float" office:value="122" calcext:value-type="float">
            <text:p>12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5])" office:value-type="string" office:string-value="0000000000000000000004101" calcext:value-type="string">
            <text:p>00000000000000000000041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4101</text:p>
          </table:table-cell>
          <table:table-cell table:style-name="Default" office:value-type="float" office:value="15768.16" calcext:value-type="float">
            <text:p>15768.16</text:p>
          </table:table-cell>
          <table:table-cell office:value-type="float" office:value="123" calcext:value-type="float">
            <text:p>12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6])" office:value-type="string" office:string-value="0000000000000000000002703" calcext:value-type="string">
            <text:p>0000000000000000000002703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703</text:p>
          </table:table-cell>
          <table:table-cell table:style-name="Default" office:value-type="float" office:value="4668.98" calcext:value-type="float">
            <text:p>4668.98</text:p>
          </table:table-cell>
          <table:table-cell office:value-type="float" office:value="124" calcext:value-type="float">
            <text:p>12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7])" office:value-type="string" office:string-value="0000000000000000000002201" calcext:value-type="string">
            <text:p>00000000000000000000022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201</text:p>
          </table:table-cell>
          <table:table-cell table:style-name="Default" office:value-type="float" office:value="11004.85" calcext:value-type="float">
            <text:p>11004.85</text:p>
          </table:table-cell>
          <table:table-cell office:value-type="float" office:value="125" calcext:value-type="float">
            <text:p>12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8])" office:value-type="string" office:string-value="0000000000000000000002403" calcext:value-type="string">
            <text:p>0000000000000000000002403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2403</text:p>
          </table:table-cell>
          <table:table-cell table:style-name="Default" office:value-type="float" office:value="180774.78" calcext:value-type="float">
            <text:p>180774.78</text:p>
          </table:table-cell>
          <table:table-cell office:value-type="float" office:value="126" calcext:value-type="float">
            <text:p>12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9])" office:value-type="string" office:string-value="0000000000000000000003303" calcext:value-type="string">
            <text:p>0000000000000000000003303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3303</text:p>
          </table:table-cell>
          <table:table-cell table:style-name="Default" office:value-type="float" office:value="61880.27" calcext:value-type="float">
            <text:p>61880.27</text:p>
          </table:table-cell>
          <table:table-cell office:value-type="float" office:value="127" calcext:value-type="float">
            <text:p>127</text:p>
          </table:table-cell>
          <table:table-cell table:style-name="ce2"/>
        </table:table-row>
        <table:table-row table:style-name="ro1">
          <table:table-cell table:number-columns-repeated="3"/>
          <table:table-cell table:style-name="ce3"/>
          <table:table-cell table:number-columns-repeated="1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1303</text:p>
          </table:table-cell>
          <table:table-cell table:style-name="Default" office:value-type="float" office:value="48691.98" calcext:value-type="float">
            <text:p>48691.98</text:p>
          </table:table-cell>
          <table:table-cell office:value-type="string" calcext:value-type="string">
            <text:p>128</text:p>
          </table:table-cell>
          <table:table-cell table:style-name="ce2"/>
        </table:table-row>
        <table:table-row table:style-name="ro1">
          <table:table-cell table:number-columns-repeated="3"/>
          <table:table-cell table:style-name="ce3"/>
          <table:table-cell table:number-columns-repeated="13"/>
          <table:table-cell office:value-type="string" calcext:value-type="string">
            <text:p>PROVISION ANTIGUEDAD PRESTACIONES SOCIALES EMPLEADOS ENERO 2014</text:p>
          </table:table-cell>
          <table:table-cell table:style-name="ce3" office:value-type="string" calcext:value-type="string">
            <text:p>1201</text:p>
          </table:table-cell>
          <table:table-cell table:style-name="ce5" office:value-type="float" office:value="16064.13" calcext:value-type="float">
            <text:p>16,064.13</text:p>
          </table:table-cell>
          <table:table-cell office:value-type="string" calcext:value-type="string">
            <text:p>129</text:p>
          </table:table-cell>
          <table:table-cell table:style-name="ce2"/>
        </table:table-row>
        <table:table-row table:style-name="ro1">
          <table:table-cell table:number-columns-repeated="3"/>
          <table:table-cell table:style-name="ce3"/>
          <table:table-cell table:number-columns-repeated="17"/>
          <table:table-cell table:style-name="ce2"/>
        </table:table-row>
        <table:table-row table:style-name="ro1" table:number-rows-repeated="104844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Hoja2" table:style-name="ta1">
        <table:table-column table:style-name="co17" table:number-columns-repeated="2" table:default-cell-style-name="Default"/>
        <table:table-column table:style-name="co18" table:default-cell-style-name="Default"/>
        <table:table-column table:style-name="co17" table:number-columns-repeated="2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7" table:number-columns-repeated="11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Hoja1.C3]" office:value-type="float" office:value="0" calcext:value-type="float">
            <text:p>0</text:p>
          </table:table-cell>
          <table:table-cell table:formula="of:=[Hoja1.D3]" office:value-type="string" office:string-value="2014-01-31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Hoja1.R3]" office:value-type="string" office:string-value="PROVISION ANTIGUEDAD PRESTACIONES SOCIALES EMPLEADOS ENERO 2014" calcext:value-type="string">
            <text:p>PROVISION ANTIGUEDAD PRESTACIONES SOCIALES EMPLEADOS ENERO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5" office:value-type="float" office:value="0" calcext:value-type="float">
            <text:p>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0','2014-01-31','---','-------------------------','PROVISION ANTIGUEDAD PRESTACIONES SOCIALES EMPLEADOS ENERO 2014',1,'-','----------','----------',0,0,0,0,'--','SIGESP');" calcext:value-type="string">
            <text:p>INSERT INTO sigesp_cmp VALUES('0001','SCGCMP','0','2014-01-31','---','-------------------------','PROVISION ANTIGUEDAD PRESTACIONES SOCIALES EMPLEADOS ENERO 2014',1,'-','----------','----------',0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3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5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0000-00-00T14:45:10.35733102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03-18T15:03:20.877213781</dc:date>
    <dc:creator>Juan Plablo</dc:creator>
    <meta:editing-duration>PT4H36S</meta:editing-duration>
    <meta:editing-cycles>29</meta:editing-cycles>
    <meta:generator>LibreOffice/4.1.4.2$Linux_X86_64 LibreOffice_project/410m0$Build-2</meta:generator>
    <meta:document-statistic meta:table-count="2" meta:cell-count="1592" meta:object-count="0"/>
  </office:meta>
</office:document-meta>
</file>